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54cm" fo:min-width="4.904cm"/>
      <style:paragraph-properties style:writing-mode="lr-tb"/>
    </style:style>
    <style:style style:name="gr2" style:family="graphic" style:parent-style-name="standard">
      <style:graphic-properties draw:fill-color="#729fcf" draw:opacity="60%" draw:textarea-horizontal-align="justify" draw:textarea-vertical-align="middle" draw:auto-grow-height="false" fo:min-height="0.38cm" fo:min-width="2.96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4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5" style:family="graphic" style:parent-style-name="objectwithoutfill">
      <style:graphic-properties draw:marker-end="Estremità_20_linea_20_2" draw:marker-end-width="0.3cm" draw:fill="none" draw:textarea-vertical-align="middle"/>
    </style:style>
    <style:style style:name="gr6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7" style:family="graphic" style:parent-style-name="objectwithoutfill">
      <style:graphic-properties draw:marker-end="Estremità_20_linea_20_4" draw:marker-end-width="0.3cm" draw:fill="none" draw:textarea-vertical-align="middle"/>
    </style:style>
    <style:style style:name="gr8" style:family="graphic" style:parent-style-name="objectwithoutfill">
      <style:graphic-properties draw:marker-end="Estremità_20_linea_20_6" draw:marker-end-width="0.3cm" draw:fill="none" draw:textarea-vertical-align="middle"/>
    </style:style>
    <style:style style:name="gr9" style:family="graphic" style:parent-style-name="objectwithoutfill">
      <style:graphic-properties draw:marker-end="Estremità_20_linea_20_7" draw:marker-end-width="0.3cm" draw:fill="none" draw:textarea-vertical-align="middle"/>
    </style:style>
    <style:style style:name="gr10" style:family="graphic" style:parent-style-name="objectwithoutfill">
      <style:graphic-properties draw:marker-end="Estremità_20_linea_20_8" draw:marker-end-width="0.3cm" draw:fill="none" draw:textarea-vertical-align="middle"/>
    </style:style>
    <style:style style:name="gr11" style:family="graphic" style:parent-style-name="objectwithoutfill">
      <style:graphic-properties draw:marker-end="Estremità_20_linea_20_9" draw:marker-end-width="0.3cm" draw:fill="none" draw:textarea-vertical-align="middle"/>
    </style:style>
    <style:style style:name="gr12" style:family="graphic" style:parent-style-name="objectwithoutfill">
      <style:graphic-properties draw:marker-end="Estremità_20_linea_20_10" draw:marker-end-width="0.3cm" draw:fill="none" draw:textarea-vertical-align="middle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38cm" fo:min-width="2.964cm"/>
      <style:paragraph-properties style:writing-mode="lr-tb"/>
    </style:style>
    <style:style style:name="gr14" style:family="graphic" style:parent-style-name="objectwithoutfill">
      <style:graphic-properties draw:marker-end="Estremità_20_linea_20_11" draw:marker-end-width="0.3cm" draw:fill="none" draw:textarea-vertical-align="middle"/>
    </style:style>
    <style:style style:name="gr15" style:family="graphic" style:parent-style-name="objectwithoutfill">
      <style:graphic-properties draw:marker-end="Estremità_20_linea_20_12" draw:marker-end-width="0.3cm" draw:fill="none" draw:textarea-vertical-align="middle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478cm" fo:min-width="3.498cm"/>
      <style:paragraph-properties style:writing-mode="lr-tb"/>
    </style:style>
    <style:style style:name="gr17" style:family="graphic" style:parent-style-name="standard">
      <style:graphic-properties draw:opacity="100%" draw:textarea-horizontal-align="justify" draw:textarea-vertical-align="middle" draw:auto-grow-height="false" fo:min-height="0.75cm" fo:min-width="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25cm"/>
      <style:paragraph-properties style:writing-mode="lr-tb"/>
    </style:style>
    <style:style style:name="gr19" style:family="graphic" style:parent-style-name="objectwithoutfill">
      <style:graphic-properties draw:marker-end="Estremità_20_linea_20_22" draw:marker-end-width="0.3cm" draw:fill="none" draw:textarea-vertical-align="middle"/>
    </style:style>
    <style:style style:name="gr20" style:family="graphic" style:parent-style-name="objectwithoutfill">
      <style:graphic-properties draw:marker-end="Estremità_20_linea_20_23" draw:marker-end-width="0.3cm" draw:fill="none" draw:textarea-vertical-align="middle"/>
    </style:style>
    <style:style style:name="gr21" style:family="graphic" style:parent-style-name="objectwithoutfill">
      <style:graphic-properties draw:marker-end="Estremità_20_linea_20_24" draw:marker-end-width="0.3cm" draw:fill="none" draw:textarea-vertical-align="middle"/>
    </style:style>
    <style:style style:name="gr22" style:family="graphic" style:parent-style-name="objectwithoutfill">
      <style:graphic-properties draw:marker-end="Estremità_20_linea_20_25" draw:marker-end-width="0.3cm" draw:fill="none" draw:textarea-vertical-align="middle"/>
    </style:style>
    <style:style style:name="gr23" style:family="graphic" style:parent-style-name="objectwithoutfill">
      <style:graphic-properties draw:marker-end="Estremità_20_linea_20_26" draw:marker-end-width="0.3cm" draw:fill="none" draw:textarea-vertical-align="middle"/>
    </style:style>
    <style:style style:name="gr24" style:family="graphic" style:parent-style-name="objectwithoutfill">
      <style:graphic-properties draw:marker-end="Estremità_20_linea_20_27" draw:marker-end-width="0.3cm" draw:fill="none" draw:textarea-vertical-align="middle"/>
    </style:style>
    <style:style style:name="gr25" style:family="graphic" style:parent-style-name="objectwithoutfill">
      <style:graphic-properties draw:marker-end="Estremità_20_linea_20_28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4.75cm" fo:min-width="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>
      <style:graphic-properties style:protect="size"/>
    </style:style>
    <style:style style:name="gr31" style:family="graphic" style:parent-style-name="standard">
      <style:graphic-properties draw:textarea-horizontal-align="justify" draw:textarea-vertical-align="middle" draw:auto-grow-height="false" fo:min-height="0.942cm" fo:min-width="0.782cm"/>
    </style:style>
    <style:style style:name="gr32" style:family="graphic" style:parent-style-name="standard">
      <style:graphic-properties draw:textarea-horizontal-align="justify" draw:textarea-vertical-align="middle" draw:auto-grow-height="false" fo:min-height="0.942cm" fo:min-width="0.78cm"/>
    </style:style>
    <style:style style:name="gr33" style:family="graphic" style:parent-style-name="standard">
      <style:graphic-properties draw:fill-color="#d3d3d3" draw:textarea-horizontal-align="justify" draw:textarea-vertical-align="middle" draw:auto-grow-height="false" fo:min-height="0.942cm" fo:min-width="0.78cm"/>
    </style:style>
    <style:style style:name="gr34" style:family="graphic" style:parent-style-name="standard">
      <style:graphic-properties draw:fill-color="#d3d3d3" draw:textarea-horizontal-align="justify" draw:textarea-vertical-align="middle" draw:auto-grow-height="false" fo:min-height="0.942cm" fo:min-width="0.782cm"/>
    </style:style>
    <style:style style:name="gr35" style:family="graphic" style:parent-style-name="standard">
      <style:graphic-properties draw:fill-color="#d3d3d3" draw:textarea-horizontal-align="justify" draw:textarea-vertical-align="middle" draw:auto-grow-height="false" fo:min-height="0.942cm" fo:min-width="0.781cm"/>
    </style:style>
    <style:style style:name="gr36" style:family="graphic" style:parent-style-name="standard">
      <style:graphic-properties draw:fill-color="#32cd32" draw:textarea-horizontal-align="justify" draw:textarea-vertical-align="middle" draw:auto-grow-height="false" fo:min-height="0.942cm" fo:min-width="0.782cm"/>
    </style:style>
    <style:style style:name="gr37" style:family="graphic" style:parent-style-name="standard">
      <style:graphic-properties draw:fill-color="#32cd32" draw:textarea-horizontal-align="justify" draw:textarea-vertical-align="middle" draw:auto-grow-height="false" fo:min-height="0.942cm" fo:min-width="0.78cm"/>
    </style:style>
    <style:style style:name="gr38" style:family="graphic" style:parent-style-name="standard">
      <style:graphic-properties draw:fill-color="#729fcf" draw:textarea-horizontal-align="justify" draw:textarea-vertical-align="middle" draw:auto-grow-height="false" fo:min-height="0.942cm" fo:min-width="0.78cm"/>
    </style:style>
    <style:style style:name="gr39" style:family="graphic" style:parent-style-name="standard">
      <style:graphic-properties draw:fill-color="#729fcf" draw:textarea-horizontal-align="justify" draw:textarea-vertical-align="middle" draw:auto-grow-height="false" fo:min-height="0.942cm" fo:min-width="0.782cm"/>
    </style:style>
    <style:style style:name="gr40" style:family="graphic" style:parent-style-name="standard">
      <style:graphic-properties draw:fill-color="#729fcf" draw:textarea-horizontal-align="justify" draw:textarea-vertical-align="middle" draw:auto-grow-height="false" fo:min-height="0.942cm" fo:min-width="0.781cm"/>
    </style:style>
    <style:style style:name="gr41" style:family="graphic" style:parent-style-name="standard">
      <style:graphic-properties draw:fill-color="#32cd32" draw:textarea-horizontal-align="justify" draw:textarea-vertical-align="middle" draw:auto-grow-height="false" fo:min-height="0.943cm" fo:min-width="0.782cm"/>
    </style:style>
    <style:style style:name="gr42" style:family="graphic" style:parent-style-name="standard">
      <style:graphic-properties draw:fill-color="#32cd32" draw:textarea-horizontal-align="justify" draw:textarea-vertical-align="middle" draw:auto-grow-height="false" fo:min-height="0.943cm" fo:min-width="0.78cm"/>
    </style:style>
    <style:style style:name="gr43" style:family="graphic" style:parent-style-name="standard">
      <style:graphic-properties draw:fill-color="#32cd32" draw:textarea-horizontal-align="justify" draw:textarea-vertical-align="middle" draw:auto-grow-height="false" fo:min-height="0.943cm" fo:min-width="0.781cm"/>
    </style:style>
    <style:style style:name="gr44" style:family="graphic" style:parent-style-name="standard">
      <style:graphic-properties draw:fill-color="#729fcf" draw:textarea-horizontal-align="justify" draw:textarea-vertical-align="middle" draw:auto-grow-height="false" fo:min-height="0.943cm" fo:min-width="0.781cm"/>
    </style:style>
    <style:style style:name="gr45" style:family="graphic" style:parent-style-name="standard">
      <style:graphic-properties draw:fill-color="#729fcf" draw:textarea-horizontal-align="justify" draw:textarea-vertical-align="middle" draw:auto-grow-height="false" fo:min-height="0.943cm" fo:min-width="0.782cm"/>
    </style:style>
    <style:style style:name="gr46" style:family="graphic" style:parent-style-name="standard">
      <style:graphic-properties draw:fill-color="#729fcf" draw:textarea-horizontal-align="justify" draw:textarea-vertical-align="middle" draw:auto-grow-height="false" fo:min-height="0.943cm" fo:min-width="0.78cm"/>
    </style:style>
    <style:style style:name="gr47" style:family="graphic" style:parent-style-name="standard">
      <style:graphic-properties draw:fill-color="#32cd32" draw:textarea-horizontal-align="justify" draw:textarea-vertical-align="middle" draw:auto-grow-height="false" fo:min-height="0.942cm" fo:min-width="0.781cm"/>
    </style:style>
    <style:style style:name="gr48" style:family="graphic" style:parent-style-name="objectwithoutfill">
      <style:graphic-properties draw:marker-end="Estremità_20_linea_20_30" draw:marker-end-width="0.3cm" draw:fill="none" draw:textarea-vertical-align="middle"/>
    </style:style>
    <style:style style:name="gr49" style:family="graphic" style:parent-style-name="objectwithoutfill">
      <style:graphic-properties draw:marker-end="Estremità_20_linea_20_32" draw:marker-end-width="0.3cm" draw:fill="none" draw:textarea-vertical-align="middle"/>
    </style:style>
    <style:style style:name="gr50" style:family="graphic" style:parent-style-name="objectwithoutfill">
      <style:graphic-properties draw:marker-end="Estremità_20_linea_20_34" draw:marker-end-width="0.3cm" draw:fill="none" draw:textarea-vertical-align="middle"/>
    </style:style>
    <style:style style:name="gr51" style:family="graphic" style:parent-style-name="objectwithoutfill">
      <style:graphic-properties draw:marker-end="Estremità_20_linea_20_35" draw:marker-end-width="0.3cm" draw:fill="none" draw:textarea-vertical-align="middle"/>
    </style:style>
    <style:style style:name="gr52" style:family="graphic" style:parent-style-name="objectwithoutfill">
      <style:graphic-properties draw:marker-end="Estremità_20_linea_20_36" draw:marker-end-width="0.3cm" draw:fill="none" draw:textarea-vertical-align="middle"/>
    </style:style>
    <style:style style:name="gr53" style:family="graphic" style:parent-style-name="objectwithoutfill">
      <style:graphic-properties draw:marker-end="Estremità_20_linea_20_37" draw:marker-end-width="0.3cm" draw:fill="none" draw:textarea-vertical-align="middle"/>
    </style:style>
    <style:style style:name="gr54" style:family="graphic" style:parent-style-name="objectwithoutfill">
      <style:graphic-properties draw:marker-end="Estremità_20_linea_20_38" draw:marker-end-width="0.3cm" draw:fill="none" draw:textarea-vertical-align="middle"/>
    </style:style>
    <style:style style:name="gr55" style:family="graphic" style:parent-style-name="objectwithoutfill">
      <style:graphic-properties draw:marker-end="Estremità_20_linea_20_39" draw:marker-end-width="0.3cm" draw:fill="none" draw:textarea-vertical-align="middle"/>
    </style:style>
    <style:style style:name="gr56" style:family="graphic" style:parent-style-name="Arrow_20_Line" style:list-style-name="L1">
      <style:graphic-properties draw:textarea-vertical-align="middl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.39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0.396cm"/>
      <style:paragraph-properties style:writing-mode="lr-tb"/>
    </style:style>
    <style:style style:name="gr61" style:family="graphic" style:parent-style-name="standard">
      <style:graphic-properties draw:fill-color="#32cd32" draw:textarea-horizontal-align="justify" draw:textarea-vertical-align="middle" draw:auto-grow-height="false" fo:min-height="0.942cm" fo:min-width="0.782cm"/>
      <style:paragraph-properties style:writing-mode="lr-tb"/>
    </style:style>
    <style:style style:name="gr62" style:family="graphic" style:parent-style-name="standard">
      <style:graphic-properties draw:fill-color="#729fcf" draw:textarea-horizontal-align="justify" draw:textarea-vertical-align="middle" draw:auto-grow-height="false" fo:min-height="0.942cm" fo:min-width="0.78cm"/>
      <style:paragraph-properties style:writing-mode="lr-tb"/>
    </style:style>
    <style:style style:name="gr63" style:family="graphic" style:parent-style-name="standard">
      <style:graphic-properties draw:fill-color="#729fcf" draw:textarea-horizontal-align="justify" draw:textarea-vertical-align="middle" draw:auto-grow-height="false" fo:min-height="0.942cm" fo:min-width="0.782cm"/>
      <style:paragraph-properties style:writing-mode="lr-tb"/>
    </style:style>
    <style:style style:name="gr64" style:family="graphic" style:parent-style-name="standard">
      <style:graphic-properties draw:fill-color="#32cd32" draw:textarea-horizontal-align="justify" draw:textarea-vertical-align="middle" draw:auto-grow-height="false" fo:min-height="0.942cm" fo:min-width="0.78cm"/>
      <style:paragraph-properties style:writing-mode="lr-tb"/>
    </style:style>
    <style:style style:name="gr65" style:family="graphic" style:parent-style-name="standard">
      <style:graphic-properties draw:fill-color="#32cd32" draw:textarea-horizontal-align="justify" draw:textarea-vertical-align="middle" draw:auto-grow-height="false" fo:min-height="0.942cm" fo:min-width="0.781cm"/>
      <style:paragraph-properties style:writing-mode="lr-tb"/>
    </style:style>
    <style:style style:name="gr66" style:family="graphic" style:parent-style-name="standard">
      <style:graphic-properties draw:fill-color="#729fcf" draw:textarea-horizontal-align="justify" draw:textarea-vertical-align="middle" draw:auto-grow-height="false" fo:min-height="0.942cm" fo:min-width="0.781cm"/>
      <style:paragraph-properties style:writing-mode="lr-tb"/>
    </style:style>
    <style:style style:name="gr67" style:family="graphic" style:parent-style-name="standard">
      <style:graphic-properties draw:fill-color="#dcdcdc" draw:textarea-horizontal-align="justify" draw:textarea-vertical-align="middle" draw:auto-grow-height="false" fo:min-height="0.942cm" fo:min-width="0.78cm"/>
      <style:paragraph-properties style:writing-mode="lr-tb"/>
    </style:style>
    <style:style style:name="gr68" style:family="graphic" style:parent-style-name="standard">
      <style:graphic-properties draw:fill-color="#dcdcdc" draw:textarea-horizontal-align="justify" draw:textarea-vertical-align="middle" draw:auto-grow-height="false" fo:min-height="0.942cm" fo:min-width="0.782cm"/>
      <style:paragraph-properties style:writing-mode="lr-tb"/>
    </style:style>
    <style:style style:name="gr69" style:family="graphic" style:parent-style-name="standard">
      <style:graphic-properties draw:fill-color="#dcdcdc" draw:textarea-horizontal-align="justify" draw:textarea-vertical-align="middle" draw:auto-grow-height="false" fo:min-height="0.942cm" fo:min-width="0.781cm"/>
      <style:paragraph-properties style:writing-mode="lr-tb"/>
    </style:style>
    <style:style style:name="gr70" style:family="graphic" style:parent-style-name="standard">
      <style:graphic-properties svg:stroke-opacity="0%" draw:fill="none" draw:fill-color="#729fcf" draw:textarea-horizontal-align="justify" draw:textarea-vertical-align="middle" draw:auto-grow-height="false" fo:min-height="0.942cm" fo:min-width="0.782cm"/>
      <style:paragraph-properties style:writing-mode="lr-tb"/>
    </style:style>
    <style:style style:name="gr71" style:family="graphic" style:parent-style-name="standard">
      <style:graphic-properties svg:stroke-opacity="0%" draw:fill="none" draw:fill-color="#729fcf" draw:textarea-horizontal-align="justify" draw:textarea-vertical-align="middle" draw:auto-grow-height="false" fo:min-height="0.942cm" fo:min-width="0.78cm"/>
      <style:paragraph-properties style:writing-mode="lr-tb"/>
    </style:style>
    <style:style style:name="gr72" style:family="graphic" style:parent-style-name="standard">
      <style:graphic-properties svg:stroke-opacity="0%" draw:fill="none" draw:fill-color="#729fcf" draw:textarea-horizontal-align="justify" draw:textarea-vertical-align="middle" draw:auto-grow-height="false" fo:min-height="0.942cm" fo:min-width="0.781cm"/>
      <style:paragraph-properties style:writing-mode="lr-tb"/>
    </style:style>
    <style:style style:name="gr73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74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75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76" style:family="graphic" style:parent-style-name="standard">
      <style:graphic-properties draw:fill-color="#d3d3d3" draw:textarea-horizontal-align="justify" draw:textarea-vertical-align="middle" draw:auto-grow-height="false" fo:min-height="0.942cm" fo:min-width="0.78cm"/>
      <style:paragraph-properties style:writing-mode="lr-tb"/>
    </style:style>
    <style:style style:name="gr77" style:family="graphic" style:parent-style-name="standard">
      <style:graphic-properties draw:fill-color="#d3d3d3" draw:textarea-horizontal-align="justify" draw:textarea-vertical-align="middle" draw:auto-grow-height="false" fo:min-height="0.942cm" fo:min-width="0.781cm"/>
      <style:paragraph-properties style:writing-mode="lr-tb"/>
    </style:style>
    <style:style style:name="gr78" style:family="graphic" style:parent-style-name="Arrow_20_Line" style:list-style-name="L1">
      <style:graphic-properties draw:textarea-vertical-align="middle" draw:line-distance="0.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pr1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10pt"/>
    </style:style>
    <style:style style:name="P2" style:family="paragraph">
      <loext:graphic-properties draw:fill-color="#729fcf" draw:opacity="60%"/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-color="#729fcf"/>
      <style:paragraph-properties fo:text-align="center"/>
      <style:text-properties fo:font-size="10pt"/>
    </style:style>
    <style:style style:name="P7" style:family="paragraph">
      <style:paragraph-properties fo:margin-top="0cm" fo:margin-bottom="0.1cm" fo:text-align="center"/>
      <style:text-properties fo:font-size="10pt"/>
    </style:style>
    <style:style style:name="P8" style:family="paragraph">
      <loext:graphic-properties draw:opacity="100%"/>
      <style:paragraph-properties fo:text-align="center"/>
      <style:text-properties fo:font-size="10pt"/>
    </style:style>
    <style:style style:name="P9" style:family="paragraph">
      <style:text-properties fo:font-size="10pt" style:font-size-asian="12pt" style:font-size-complex="12pt"/>
    </style:style>
    <style:style style:name="P10" style:family="paragraph">
      <loext:graphic-properties draw:fill="none" draw:fill-color="#ffffff"/>
      <style:text-properties fo:font-size="10pt" style:font-size-asian="12pt" style:font-size-complex="12pt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text-properties fo:font-size="10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  <style:text-properties fo:font-size="11pt"/>
    </style:style>
    <style:style style:name="P15" style:family="paragraph">
      <loext:graphic-properties draw:fill-color="#d3d3d3"/>
      <style:paragraph-properties fo:text-align="center"/>
      <style:text-properties fo:font-size="11pt"/>
    </style:style>
    <style:style style:name="P16" style:family="paragraph">
      <loext:graphic-properties draw:fill-color="#32cd32"/>
      <style:paragraph-properties fo:text-align="center"/>
      <style:text-properties fo:font-size="11pt"/>
    </style:style>
    <style:style style:name="P17" style:family="paragraph">
      <loext:graphic-properties draw:fill-color="#729fcf"/>
      <style:paragraph-properties fo:text-align="center"/>
      <style:text-properties fo:font-size="11pt"/>
    </style:style>
    <style:style style:name="P18" style:family="paragraph">
      <loext:graphic-properties draw:fill="none"/>
      <style:paragraph-properties fo:text-align="center"/>
      <style:text-properties fo:font-size="11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text-align="center"/>
      <style:text-properties fo:font-size="11pt" style:font-size-asian="20pt" style:font-size-complex="20pt"/>
    </style:style>
    <style:style style:name="P21" style:family="paragraph">
      <loext:graphic-properties draw:fill="none" draw:fill-color="#ffffff"/>
      <style:paragraph-properties fo:text-align="center"/>
      <style:text-properties fo:font-size="11pt"/>
    </style:style>
    <style:style style:name="P22" style:family="paragraph">
      <style:paragraph-properties fo:text-align="end"/>
      <style:text-properties fo:font-size="11pt"/>
    </style:style>
    <style:style style:name="P23" style:family="paragraph">
      <loext:graphic-properties draw:fill="none" draw:fill-color="#ffffff"/>
      <style:paragraph-properties fo:text-align="end"/>
      <style:text-properties fo:font-size="11pt"/>
    </style:style>
    <style:style style:name="P24" style:family="paragraph">
      <style:text-properties fo:font-size="11pt"/>
    </style:style>
    <style:style style:name="P25" style:family="paragraph">
      <loext:graphic-properties draw:fill="none" draw:fill-color="#ffffff"/>
      <style:text-properties fo:font-size="11pt"/>
    </style:style>
    <style:style style:name="P26" style:family="paragraph">
      <loext:graphic-properties draw:fill-color="#dcdcdc"/>
      <style:paragraph-properties fo:text-align="center"/>
      <style:text-properties fo:font-size="11pt"/>
    </style:style>
    <style:style style:name="P27" style:family="paragraph">
      <loext:graphic-properties draw:fill="none" draw:fill-color="#729fcf"/>
      <style:paragraph-properties fo:text-align="center"/>
      <style:text-properties fo:font-size="11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xml:id="id1" draw:id="id1" draw:layer="layout" svg:width="5.5cm" svg:height="1cm" svg:x="1.001cm" svg:y="0.5cm">
          <text:p text:style-name="P1">Campionam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5cm" svg:height="1cm" svg:x="1cm" svg:y="2cm">
          <text:p text:style-name="P1">Immagine</text:p>
          <draw:enhanced-geometry svg:viewBox="0 0 21600 21600" draw:glue-points="?f6 0 10800 ?f8 ?f11 10800 ?f9 21600 10800 ?f10 ?f5 10800" draw:text-areas="?f3 ?f3 ?f4 ?f4" draw:type="parallelogram" draw:modifiers="3789.129249227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.5cm" svg:height="1cm" svg:x="1.001cm" svg:y="3.5cm">
          <text:p text:style-name="P1">Per ogni riga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5cm" svg:height="1cm" svg:x="2.001cm" svg:y="5cm">
          <text:p text:style-name="P1">Sogliatura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5.5cm" svg:height="1cm" svg:x="2.001cm" svg:y="6.5cm">
          <text:p text:style-name="P3"><text:span text:style-name="T1">Run-length enco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5.5cm" svg:height="1cm" svg:x="5.501cm" svg:y="8cm">
          <text:p text:style-name="P1">Minimo e massimo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5.5cm" svg:height="1cm" svg:x="2.001cm" svg:y="9.5cm">
          <text:p text:style-name="P1"><text:span text:style-name="T1">Normalizzazione tra min e </text:span><text:span text:style-name="T2">max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5.5cm" svg:height="1cm" svg:x="2.001cm" svg:y="11cm">
          <text:p text:style-name="P1">Run-length decoding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3.751cm" svg:y1="1.5cm" svg:x2="3.75cm" svg:y2="2cm" draw:start-shape="id1" draw:start-glue-point="2" draw:end-shape="id2" draw:end-glue-point="5" svg:d="M3751 1500l-1 500" svg:viewBox="0 0 2 501">
          <text:p/>
        </draw:connector>
        <draw:connector draw:style-name="gr5" draw:text-style-name="P4" draw:layer="layout" draw:type="line" svg:x1="3.75cm" svg:y1="3cm" svg:x2="3.751cm" svg:y2="3.5cm" draw:start-shape="id2" draw:end-shape="id3" svg:d="M3750 3000l1 500" svg:viewBox="0 0 2 501">
          <text:p/>
        </draw:connector>
        <draw:connector draw:style-name="gr6" draw:text-style-name="P4" draw:layer="layout" draw:type="line" svg:x1="3.751cm" svg:y1="4.5cm" svg:x2="4.751cm" svg:y2="5cm" draw:start-shape="id3" draw:start-glue-point="2" draw:end-shape="id4" svg:d="M3751 4500l1000 500" svg:viewBox="0 0 1001 501">
          <text:p/>
        </draw:connector>
        <draw:connector draw:style-name="gr7" draw:text-style-name="P4" draw:layer="layout" draw:type="line" svg:x1="4.751cm" svg:y1="6cm" svg:x2="4.751cm" svg:y2="6.5cm" draw:start-shape="id4" draw:start-glue-point="2" draw:end-shape="id5" draw:end-glue-point="0" svg:d="M4751 6000v500" svg:viewBox="0 0 1 501">
          <text:p/>
        </draw:connector>
        <draw:connector draw:style-name="gr8" draw:text-style-name="P4" draw:layer="layout" draw:type="line" svg:x1="4.751cm" svg:y1="7.5cm" svg:x2="8.251cm" svg:y2="8cm" draw:start-shape="id5" draw:start-glue-point="2" draw:end-shape="id6" draw:end-glue-point="0" svg:d="M4751 7500l3500 500" svg:viewBox="0 0 3501 501">
          <text:p/>
        </draw:connector>
        <draw:connector draw:style-name="gr9" draw:text-style-name="P4" draw:layer="layout" draw:type="line" svg:x1="8.251cm" svg:y1="9cm" svg:x2="4.751cm" svg:y2="9.5cm" draw:start-shape="id6" draw:start-glue-point="2" draw:end-shape="id7" draw:end-glue-point="0" svg:d="M8251 9000l-3500 500" svg:viewBox="0 0 3501 501">
          <text:p/>
        </draw:connector>
        <draw:connector draw:style-name="gr10" draw:text-style-name="P4" draw:layer="layout" draw:type="line" svg:x1="4.751cm" svg:y1="7.5cm" svg:x2="4.751cm" svg:y2="9.5cm" draw:start-shape="id5" draw:start-glue-point="2" draw:end-shape="id7" draw:end-glue-point="0" svg:d="M4751 7500v2000" svg:viewBox="0 0 1 2001">
          <text:p/>
        </draw:connector>
        <draw:connector draw:style-name="gr11" draw:text-style-name="P4" draw:layer="layout" draw:type="line" svg:x1="4.751cm" svg:y1="10.5cm" svg:x2="4.751cm" svg:y2="11cm" draw:start-shape="id7" draw:start-glue-point="2" draw:end-shape="id8" draw:end-glue-point="0" svg:d="M4751 10500v500" svg:viewBox="0 0 1 501">
          <text:p/>
        </draw:connector>
        <draw:connector draw:style-name="gr12" draw:text-style-name="P4" draw:layer="layout" draw:type="line" svg:x1="4.751cm" svg:y1="12cm" svg:x2="4.75cm" svg:y2="12.5cm" draw:start-shape="id8" draw:start-glue-point="2" draw:end-shape="id9" draw:end-glue-point="5" svg:d="M4751 12000l-1 500" svg:viewBox="0 0 2 501">
          <text:p/>
        </draw:connector>
        <draw:custom-shape draw:style-name="gr13" draw:text-style-name="P6" xml:id="id9" draw:id="id9" draw:layer="layout" svg:width="5.5cm" svg:height="1cm" svg:x="2cm" svg:y="12.5cm">
          <text:p text:style-name="P5">Sequenza di output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" draw:text-style-name="P4" draw:layer="layout" svg:x1="1.001cm" svg:y1="4cm" svg:x2="1.001cm" svg:y2="14.5cm" draw:start-shape="id3" draw:start-glue-point="3" draw:end-shape="id10" draw:end-glue-point="3" svg:d="M1001 4000h-501v10500h501" svg:viewBox="0 0 502 10501">
          <text:p/>
        </draw:connector>
        <draw:custom-shape draw:style-name="gr1" draw:text-style-name="P1" xml:id="id10" draw:id="id10" draw:layer="layout" svg:width="5.5cm" svg:height="1cm" svg:x="1.001cm" svg:y="14cm">
          <text:p text:style-name="P1">Decodific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4" draw:layer="layout" svg:x1="4.5cm" svg:y1="13.5cm" svg:x2="4.5cm" svg:y2="14cm">
          <text:p/>
        </draw:line>
        <draw:custom-shape draw:style-name="gr1" draw:text-style-name="P7" xml:id="id15" draw:id="id15" draw:layer="layout" svg:width="5.5cm" svg:height="1cm" svg:x="16cm" svg:y="0.5cm">
          <text:p text:style-name="P7">Decodif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6" xml:id="id16" draw:id="id16" draw:layer="layout" svg:width="5.5cm" svg:height="1cm" svg:x="16cm" svg:y="2cm">
          <text:p text:style-name="P5">Sequenze di input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5" xml:id="id17" draw:id="id17" draw:layer="layout" svg:width="5.5cm" svg:height="1cm" svg:x="16cm" svg:y="3.5cm">
          <text:p text:style-name="P5">Rimozione duplicati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layout" svg:width="5.5cm" svg:height="1cm" svg:x="16cm" svg:y="5cm">
          <text:p text:style-name="P5">Per ogni sequenza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5cm" svg:height="1cm" svg:x="23.5cm" svg:y="5.5cm">
          <text:p text:style-name="P5">EAN-13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5cm" svg:height="1cm" svg:x="23.5cm" svg:y="7cm">
          <text:p text:style-name="P5">UPC-12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3.5cm" svg:height="1cm" svg:x="23.5cm" svg:y="8.5cm">
          <text:p text:style-name="P5">C128</text:p>
          <draw:enhanced-geometry svg:viewBox="0 0 21600 21600" draw:type="rectangle" draw:enhanced-path="M 0 0 L 21600 0 21600 21600 0 21600 0 0 Z N"/>
        </draw:custom-shape>
        <draw:custom-shape draw:style-name="gr16" draw:text-style-name="P6" xml:id="id13" draw:id="id13" draw:layer="layout" svg:width="5.5cm" svg:height="1cm" svg:x="16cm" svg:y="9.5cm">
          <text:p text:style-name="P5">Output</text:p>
          <draw:enhanced-geometry svg:viewBox="0 0 21600 21600" draw:glue-points="?f6 0 10800 ?f8 ?f11 10800 ?f9 21600 10800 ?f10 ?f5 10800" draw:text-areas="?f3 ?f3 ?f4 ?f4" draw:type="parallelogram" draw:modifiers="2886.0207235048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5" xml:id="id12" draw:id="id12" draw:layer="layout" svg:width="5.5cm" svg:height="2cm" svg:x="16cm" svg:y="6.5cm">
          <text:p text:style-name="P5">Decodific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4" draw:layer="layout" draw:type="line" svg:x1="18.75cm" svg:y1="6cm" svg:x2="18.75cm" svg:y2="6.5cm" draw:start-shape="id11" draw:start-glue-point="2" draw:end-shape="id12" draw:end-glue-point="4" svg:d="M18750 6000v500" svg:viewBox="0 0 1 501">
          <text:p/>
        </draw:connector>
        <draw:connector draw:style-name="gr20" draw:text-style-name="P4" draw:layer="layout" draw:type="line" svg:x1="18.75cm" svg:y1="8.5cm" svg:x2="18.75cm" svg:y2="9.5cm" draw:start-shape="id12" draw:start-glue-point="6" draw:end-shape="id13" draw:end-glue-point="5" svg:d="M18750 8500v1000" svg:viewBox="0 0 1 1001">
          <text:p/>
        </draw:connector>
        <draw:connector draw:style-name="gr21" draw:text-style-name="P4" draw:layer="layout" svg:x1="16cm" svg:y1="5.5cm" svg:x2="16.367cm" svg:y2="10cm" draw:start-shape="id11" draw:start-glue-point="3" draw:end-shape="id13" draw:end-glue-point="9" svg:d="M16000 5500h-501v4500h868" svg:viewBox="0 0 869 4501">
          <text:p/>
        </draw:connector>
        <draw:custom-shape draw:style-name="gr1" draw:text-style-name="P7" xml:id="id14" draw:id="id14" draw:layer="layout" svg:width="5.5cm" svg:height="1cm" svg:x="16cm" svg:y="11cm">
          <text:p text:style-name="P7">F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4" draw:layer="layout" draw:type="line" svg:x1="18.75cm" svg:y1="10.5cm" svg:x2="18.75cm" svg:y2="11cm" draw:start-shape="id13" draw:start-glue-point="8" draw:end-shape="id14" draw:end-glue-point="0" svg:d="M18750 10500v500" svg:viewBox="0 0 1 501">
          <text:p/>
        </draw:connector>
        <draw:connector draw:style-name="gr23" draw:text-style-name="P4" draw:layer="layout" draw:type="line" svg:x1="18.75cm" svg:y1="1.5cm" svg:x2="18.75cm" svg:y2="2cm" draw:start-shape="id15" draw:start-glue-point="2" draw:end-shape="id16" draw:end-glue-point="5" svg:d="M18750 1500v500" svg:viewBox="0 0 1 501">
          <text:p/>
        </draw:connector>
        <draw:connector draw:style-name="gr24" draw:text-style-name="P4" draw:layer="layout" draw:type="line" svg:x1="18.75cm" svg:y1="3cm" svg:x2="18.75cm" svg:y2="3.5cm" draw:start-shape="id16" draw:start-glue-point="8" draw:end-shape="id17" draw:end-glue-point="0" svg:d="M18750 3000v500" svg:viewBox="0 0 1 501">
          <text:p/>
        </draw:connector>
        <draw:connector draw:style-name="gr25" draw:text-style-name="P4" draw:layer="layout" draw:type="line" svg:x1="18.75cm" svg:y1="4.5cm" svg:x2="18.75cm" svg:y2="5cm" draw:start-shape="id17" draw:start-glue-point="2" draw:end-shape="id11" draw:end-glue-point="0" svg:d="M18750 4500v500" svg:viewBox="0 0 1 501">
          <text:p/>
        </draw:connector>
        <draw:frame draw:style-name="gr26" draw:text-style-name="P10" draw:layer="layout" svg:width="4.25cm" svg:height="1cm" svg:x="18.75cm" svg:y="8.5cm">
          <draw:text-box>
            <text:p text:style-name="P9"><text:span text:style-name="T2">Seq. </text:span><text:span text:style-name="T2">valid</text:span><text:span text:style-name="T2">a</text:span></text:p>
          </draw:text-box>
        </draw:frame>
        <draw:custom-shape draw:style-name="gr27" draw:text-style-name="P4" xml:id="id18" draw:id="id18" draw:layer="layout" svg:width="4.5cm" svg:height="5cm" svg:x="23cm" svg:y="5cm">
          <text:p/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2.627cm" svg:height="0.645cm" svg:x="23cm" svg:y="4.194cm">
          <draw:text-box>
            <text:p text:style-name="P11"><text:span text:style-name="T1">Dec</text:span><text:span text:style-name="T1">odifi</text:span><text:span text:style-name="T1">cator</text:span><text:span text:style-name="T1">i</text:span></text:p>
          </draw:text-box>
        </draw:frame>
        <draw:connector draw:style-name="gr29" draw:text-style-name="P4" draw:layer="layout" draw:type="line" svg:x1="23cm" svg:y1="7.5cm" svg:x2="21.5cm" svg:y2="7.5cm" draw:start-shape="id18" draw:start-glue-point="3" draw:end-shape="id12" draw:end-glue-point="7" svg:d="M23000 7500h-1500" svg:viewBox="0 0 1501 1">
          <text:p/>
        </draw:connector>
        <presentation:notes draw:style-name="dp2">
          <draw:page-thumbnail draw:style-name="gr3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custom-shape draw:style-name="gr31" draw:text-style-name="P14" xml:id="id19" draw:id="id19" draw:layer="layout" svg:width="1.282cm" svg:height="1.192cm" svg:x="5cm" svg:y="2.8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xml:id="id29" draw:id="id29" draw:layer="layout" svg:width="1.28cm" svg:height="1.192cm" svg:x="6.282cm" svg:y="2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4" xml:id="id21" draw:id="id21" draw:layer="layout" svg:width="1.282cm" svg:height="1.192cm" svg:x="7.562cm" svg:y="2.80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xml:id="id30" draw:id="id30" draw:layer="layout" svg:width="1.282cm" svg:height="1.192cm" svg:x="8.844cm" svg:y="2.80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1.28cm" svg:height="1.192cm" svg:x="10.126cm" svg:y="2.8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.282cm" svg:height="1.192cm" svg:x="11.406cm" svg:y="2.8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2.688cm" svg:y="2.8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3.969cm" svg:y="2.8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5.25cm" svg:y="2.8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.282cm" svg:height="1.192cm" svg:x="16.531cm" svg:y="2.80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1.28cm" svg:height="1.192cm" svg:x="17.813cm" svg:y="2.8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.282cm" svg:height="1.192cm" svg:x="19.093cm" svg:y="2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5cm" svg:y="4.8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8cm" svg:height="1.192cm" svg:x="6.282cm" svg:y="4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7.562cm" svg:y="4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8.844cm" svg:y="4.80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xml:id="id20" draw:id="id20" draw:layer="layout" svg:width="1.28cm" svg:height="1.192cm" svg:x="10.126cm" svg:y="4.8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7" xml:id="id24" draw:id="id24" draw:layer="layout" svg:width="1.282cm" svg:height="1.192cm" svg:x="11.406cm" svg:y="4.80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xml:id="id22" draw:id="id22" draw:layer="layout" svg:width="1.281cm" svg:height="1.192cm" svg:x="12.688cm" svg:y="4.80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xml:id="id27" draw:id="id27" draw:layer="layout" svg:width="1.281cm" svg:height="1.192cm" svg:x="13.969cm" svg:y="4.8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81cm" svg:height="1.192cm" svg:x="15.25cm" svg:y="4.8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.282cm" svg:height="1.192cm" svg:x="16.531cm" svg:y="4.80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1.28cm" svg:height="1.192cm" svg:x="17.813cm" svg:y="4.80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.282cm" svg:height="1.192cm" svg:x="19.093cm" svg:y="4.8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1.282cm" svg:height="1.193cm" svg:x="5cm" svg:y="6.8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1.28cm" svg:height="1.193cm" svg:x="6.282cm" svg:y="6.8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1.282cm" svg:height="1.193cm" svg:x="7.562cm" svg:y="6.8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1.282cm" svg:height="1.193cm" svg:x="8.844cm" svg:y="6.80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1.28cm" svg:height="1.193cm" svg:x="10.126cm" svg:y="6.8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1.282cm" svg:height="1.193cm" svg:x="11.406cm" svg:y="6.8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1.281cm" svg:height="1.193cm" svg:x="12.688cm" svg:y="6.8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1.281cm" svg:height="1.193cm" svg:x="13.969cm" svg:y="6.8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7" xml:id="id23" draw:id="id23" draw:layer="layout" svg:width="1.281cm" svg:height="1.193cm" svg:x="15.25cm" svg:y="6.8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xml:id="id25" draw:id="id25" draw:layer="layout" svg:width="1.282cm" svg:height="1.193cm" svg:x="16.531cm" svg:y="6.8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7" xml:id="id26" draw:id="id26" draw:layer="layout" svg:width="1.28cm" svg:height="1.193cm" svg:x="17.813cm" svg:y="6.8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7" xml:id="id28" draw:id="id28" draw:layer="layout" svg:width="1.282cm" svg:height="1.193cm" svg:x="19.093cm" svg:y="6.8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5cm" svg:y="8.8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8cm" svg:height="1.192cm" svg:x="6.282cm" svg:y="8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7.562cm" svg:y="8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8.844cm" svg:y="8.8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8cm" svg:height="1.192cm" svg:x="10.126cm" svg:y="8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11.406cm" svg:y="8.80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1.281cm" svg:height="1.192cm" svg:x="12.688cm" svg:y="8.80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1.281cm" svg:height="1.192cm" svg:x="13.969cm" svg:y="8.80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1.281cm" svg:height="1.192cm" svg:x="15.25cm" svg:y="8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16.531cm" svg:y="8.8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8cm" svg:height="1.192cm" svg:x="17.813cm" svg:y="8.8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.282cm" svg:height="1.192cm" svg:x="19.093cm" svg:y="8.808cm">
          <text:p/>
          <draw:enhanced-geometry svg:viewBox="0 0 21600 21600" draw:type="rectangle" draw:enhanced-path="M 0 0 L 21600 0 21600 21600 0 21600 0 0 Z N"/>
        </draw:custom-shape>
        <draw:connector draw:style-name="gr48" draw:text-style-name="P18" draw:layer="layout" draw:type="line" svg:x1="5.641cm" svg:y1="4cm" svg:x2="10.766cm" svg:y2="4.808cm" draw:start-shape="id19" draw:start-glue-point="2" draw:end-shape="id20" draw:end-glue-point="0" svg:d="M5641 4000l5125 808" svg:viewBox="0 0 5126 809">
          <text:p/>
        </draw:connector>
        <draw:connector draw:style-name="gr49" draw:text-style-name="P18" draw:layer="layout" draw:type="line" svg:x1="8.203cm" svg:y1="4cm" svg:x2="13.328cm" svg:y2="4.808cm" draw:start-shape="id21" draw:start-glue-point="2" draw:end-shape="id22" draw:end-glue-point="0" svg:d="M8203 4000l5125 808" svg:viewBox="0 0 5126 809">
          <text:p/>
        </draw:connector>
        <draw:connector draw:style-name="gr50" draw:text-style-name="P18" draw:layer="layout" draw:type="line" svg:x1="10.766cm" svg:y1="6cm" svg:x2="15.89cm" svg:y2="6.807cm" draw:start-shape="id20" draw:start-glue-point="2" draw:end-shape="id23" draw:end-glue-point="0" svg:d="M10766 6000l5124 807" svg:viewBox="0 0 5125 808">
          <text:p/>
        </draw:connector>
        <draw:connector draw:style-name="gr51" draw:text-style-name="P18" draw:layer="layout" draw:type="line" svg:x1="12.047cm" svg:y1="6cm" svg:x2="17.172cm" svg:y2="6.807cm" draw:start-shape="id24" draw:start-glue-point="2" draw:end-shape="id25" draw:end-glue-point="0" svg:d="M12047 6000l5125 807" svg:viewBox="0 0 5126 808">
          <text:p/>
        </draw:connector>
        <draw:connector draw:style-name="gr52" draw:text-style-name="P18" draw:layer="layout" draw:type="line" svg:x1="13.328cm" svg:y1="6cm" svg:x2="18.453cm" svg:y2="6.807cm" draw:start-shape="id22" draw:start-glue-point="2" draw:end-shape="id26" draw:end-glue-point="0" svg:d="M13328 6000l5125 807" svg:viewBox="0 0 5126 808">
          <text:p/>
        </draw:connector>
        <draw:connector draw:style-name="gr53" draw:text-style-name="P18" draw:layer="layout" draw:type="line" svg:x1="14.609cm" svg:y1="6cm" svg:x2="19.734cm" svg:y2="6.807cm" draw:start-shape="id27" draw:start-glue-point="2" draw:end-shape="id28" draw:end-glue-point="0" svg:d="M14609 6000l5125 807" svg:viewBox="0 0 5126 808">
          <text:p/>
        </draw:connector>
        <draw:connector draw:style-name="gr54" draw:text-style-name="P18" draw:layer="layout" draw:type="line" svg:x1="6.922cm" svg:y1="4cm" svg:x2="12.047cm" svg:y2="4.808cm" draw:start-shape="id29" draw:start-glue-point="2" draw:end-shape="id24" draw:end-glue-point="0" svg:d="M6922 4000l5125 808" svg:viewBox="0 0 5126 809">
          <text:p/>
        </draw:connector>
        <draw:connector draw:style-name="gr55" draw:text-style-name="P18" draw:layer="layout" draw:type="line" svg:x1="9.485cm" svg:y1="4cm" svg:x2="14.609cm" svg:y2="4.808cm" draw:start-shape="id30" draw:start-glue-point="2" draw:end-shape="id27" draw:end-glue-point="0" svg:d="M9485 4000l5124 808" svg:viewBox="0 0 5125 809">
          <text:p/>
        </draw:connector>
        <draw:measure draw:style-name="gr56" draw:text-style-name="P19" draw:layer="measurelines" svg:x1="5cm" svg:y1="2cm" svg:x2="10cm" svg:y2="2cm">
          <text:p text:style-name="P19"><text:span text:style-name="T3">wor</text:span><text:span text:style-name="T3">kgro</text:span><text:span text:style-name="T3">up</text:span></text:p>
        </draw:measure>
        <draw:frame draw:style-name="gr57" draw:text-style-name="P20" draw:layer="layout" svg:width="1cm" svg:height="1cm" svg:x="4cm" svg:y="3cm">
          <draw:text-box>
            <text:p text:style-name="P14">1</text:p>
          </draw:text-box>
        </draw:frame>
        <draw:frame draw:style-name="gr58" draw:text-style-name="P21" draw:layer="layout" svg:width="0.896cm" svg:height="1.038cm" svg:x="4.104cm" svg:y="5cm">
          <draw:text-box>
            <text:p text:style-name="P14">2</text:p>
          </draw:text-box>
        </draw:frame>
        <draw:frame draw:style-name="gr59" draw:text-style-name="P21" draw:layer="layout" svg:width="1cm" svg:height="0.962cm" svg:x="4cm" svg:y="7.038cm">
          <draw:text-box>
            <text:p text:style-name="P14">3</text:p>
          </draw:text-box>
        </draw:frame>
        <draw:frame draw:style-name="gr60" draw:text-style-name="P23" draw:layer="layout" svg:width="3.396cm" svg:height="0.683cm" svg:x="1.5cm" svg:y="8.962cm">
          <draw:text-box>
            <text:p text:style-name="P22">Risultato</text:p>
          </draw:text-box>
        </draw:frame>
        <draw:frame draw:style-name="gr26" draw:text-style-name="P25" draw:layer="layout" svg:width="16cm" svg:height="1cm" svg:x="5cm" svg:y="11cm">
          <draw:text-box>
            <text:p text:style-name="P24">In blu le finestre in lavorazione</text:p>
          </draw:text-box>
        </draw:frame>
        <draw:frame draw:style-name="gr26" draw:text-style-name="P25" draw:layer="layout" svg:width="16cm" svg:height="1cm" svg:x="5cm" svg:y="12cm">
          <draw:text-box>
            <text:p text:style-name="P24">In grigio le finestre da processare</text:p>
          </draw:text-box>
        </draw:frame>
        <draw:frame draw:style-name="gr26" draw:text-style-name="P25" draw:layer="layout" svg:width="16cm" svg:height="1cm" svg:x="5cm" svg:y="13cm">
          <draw:text-box>
            <text:p text:style-name="P24">In verde le finestre processate</text:p>
          </draw:text-box>
        </draw:frame>
        <presentation:notes draw:style-name="dp2">
          <draw:page-thumbnail draw:style-name="gr30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custom-shape draw:style-name="gr61" draw:text-style-name="P16" draw:layer="layout" svg:width="1.282cm" svg:height="1.192cm" svg:x="4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1.28cm" svg:height="1.192cm" svg:x="5.282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1.282cm" svg:height="1.192cm" svg:x="6.562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7.844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1.28cm" svg:height="1.192cm" svg:x="9.126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10.406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1.281cm" svg:height="1.192cm" svg:x="11.688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81cm" svg:height="1.192cm" svg:x="12.969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1.281cm" svg:height="1.192cm" svg:x="14.25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15.531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1.28cm" svg:height="1.192cm" svg:x="16.813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18.093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1.282cm" svg:height="1.192cm" svg:x="4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5.282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6.562cm" svg:y="4.3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7.844cm" svg:y="4.3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1.28cm" svg:height="1.192cm" svg:x="9.126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0.406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81cm" svg:height="1.192cm" svg:x="11.688cm" svg:y="4.3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281cm" svg:height="1.192cm" svg:x="12.969cm" svg:y="4.3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1.281cm" svg:height="1.192cm" svg:x="19.375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20.656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1.28cm" svg:height="1.192cm" svg:x="21.938cm" svg:y="4.3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23.218cm" svg:y="4.3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1" draw:text-style-name="P16" draw:layer="layout" svg:width="1.282cm" svg:height="1.192cm" svg:x="4cm" svg:y="6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5.282cm" svg:y="6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6.562cm" svg:y="6.5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7.844cm" svg:y="6.5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1.28cm" svg:height="1.192cm" svg:x="9.126cm" svg:y="6.5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0.406cm" svg:y="6.5cm">
          <text:p text:style-name="P14">5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281cm" svg:height="1.192cm" svg:x="11.688cm" svg:y="6.5cm">
          <text:p text:style-name="P14">6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281cm" svg:height="1.192cm" svg:x="12.969cm" svg:y="6.5cm">
          <text:p text:style-name="P14">7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1.281cm" svg:height="1.192cm" svg:x="14.25cm" svg:y="6.5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5.531cm" svg:y="6.5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16.813cm" svg:y="6.5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8.093cm" svg:y="6.5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1.281cm" svg:height="1.192cm" svg:x="19.375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20.656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4" draw:text-style-name="P16" draw:layer="layout" svg:width="1.28cm" svg:height="1.192cm" svg:x="21.938cm" svg:y="2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282cm" svg:height="1.192cm" svg:x="23.218cm" svg:y="2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1.281cm" svg:height="1.192cm" svg:x="14.25cm" svg:y="4.3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5.531cm" svg:y="4.3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1.28cm" svg:height="1.192cm" svg:x="16.813cm" svg:y="4.3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8.093cm" svg:y="4.3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81cm" svg:height="1.192cm" svg:x="19.375cm" svg:y="6.5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20.656cm" svg:y="6.5cm">
          <text:p text:style-name="P14">5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21.938cm" svg:y="6.5cm">
          <text:p text:style-name="P14">6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23.218cm" svg:y="6.5cm">
          <text:p text:style-name="P14">7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4cm" svg:y="0cm">
          <text:p text:style-name="P14">i=0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1.28cm" svg:height="1.192cm" svg:x="5.282cm" svg:y="0cm">
          <text:p text:style-name="P14">i=1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6.562cm" svg:y="0cm">
          <text:p text:style-name="P14">i=2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7.844cm" svg:y="0cm">
          <text:p text:style-name="P14">i=3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1.28cm" svg:height="1.192cm" svg:x="9.126cm" svg:y="0cm">
          <text:p text:style-name="P14">i=4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10.406cm" svg:y="0cm">
          <text:p text:style-name="P14">i=5</text:p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.281cm" svg:height="1.192cm" svg:x="11.688cm" svg:y="0cm">
          <text:p text:style-name="P14">i=6</text:p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.281cm" svg:height="1.192cm" svg:x="12.969cm" svg:y="0cm">
          <text:p text:style-name="P14">i=7</text:p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.281cm" svg:height="1.192cm" svg:x="14.25cm" svg:y="0cm">
          <text:p text:style-name="P14">i=8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15.531cm" svg:y="0cm">
          <text:p text:style-name="P14">i=9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1.28cm" svg:height="1.192cm" svg:x="16.813cm" svg:y="0cm">
          <text:p text:style-name="P14">i=10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18.093cm" svg:y="0cm">
          <text:p text:style-name="P14">i=11</text:p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.281cm" svg:height="1.192cm" svg:x="19.375cm" svg:y="0cm">
          <text:p text:style-name="P14">i=12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0.656cm" svg:y="0cm">
          <text:p text:style-name="P14">i=13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1.28cm" svg:height="1.192cm" svg:x="21.938cm" svg:y="0cm">
          <text:p text:style-name="P14">i=14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3.218cm" svg:y="0cm">
          <text:p text:style-name="P14">i=15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.718cm" svg:y="2cm">
          <text:p text:style-name="P14">n=2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.718cm" svg:y="4.308cm">
          <text:p text:style-name="P14">n=4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.718cm" svg:y="6.5cm">
          <text:p text:style-name="P14">n=8</text:p>
          <draw:enhanced-geometry svg:viewBox="0 0 21600 21600" draw:type="rectangle" draw:enhanced-path="M 0 0 L 21600 0 21600 21600 0 21600 0 0 Z N"/>
        </draw:custom-shape>
        <draw:measure draw:style-name="gr73" draw:text-style-name="P19" draw:layer="measurelines" svg:x1="4cm" svg:y1="2cm" svg:x2="6.5cm" svg:y2="2cm">
          <text:p text:style-name="P19">Gruppo di 2</text:p>
        </draw:measure>
        <draw:measure draw:style-name="gr74" draw:text-style-name="P28" draw:layer="measurelines" svg:x1="4cm" svg:y1="4.308cm" svg:x2="9.126cm" svg:y2="4.308cm">
          <text:p text:style-name="P28"><text:span text:style-name="T4">Gruppo di 4</text:span></text:p>
        </draw:measure>
        <draw:measure draw:style-name="gr75" draw:text-style-name="P29" draw:layer="measurelines" svg:x1="4cm" svg:y1="6.5cm" svg:x2="14.25cm" svg:y2="6.5cm">
          <text:p text:style-name="P29"><text:span text:style-name="T4">Gru</text:span><text:span text:style-name="T4">ppo </text:span><text:span text:style-name="T4">di 8</text:span></text:p>
        </draw:measure>
        <draw:custom-shape draw:style-name="gr61" draw:text-style-name="P16" draw:layer="layout" svg:width="1.282cm" svg:height="1.192cm" svg:x="4cm" svg:y="8.808cm">
          <text:p text:style-name="P14">0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5.282cm" svg:y="8.808cm">
          <text:p text:style-name="P14">1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6.562cm" svg:y="8.808cm">
          <text:p text:style-name="P14">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7.844cm" svg:y="8.808cm">
          <text:p text:style-name="P14">3</text:p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1.28cm" svg:height="1.192cm" svg:x="9.126cm" svg:y="8.808cm">
          <text:p text:style-name="P14">4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0.406cm" svg:y="8.808cm">
          <text:p text:style-name="P14">5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281cm" svg:height="1.192cm" svg:x="11.688cm" svg:y="8.808cm">
          <text:p text:style-name="P14">6</text:p>
          <draw:enhanced-geometry svg:viewBox="0 0 21600 21600" draw:type="rectangle" draw:enhanced-path="M 0 0 L 21600 0 21600 21600 0 21600 0 0 Z N"/>
        </draw:custom-shape>
        <draw:custom-shape draw:style-name="gr69" draw:text-style-name="P26" draw:layer="layout" svg:width="1.281cm" svg:height="1.192cm" svg:x="12.969cm" svg:y="8.808cm">
          <text:p text:style-name="P14">7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281cm" svg:height="1.192cm" svg:x="14.25cm" svg:y="8.808cm">
          <text:p text:style-name="P14">8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5.531cm" svg:y="8.808cm">
          <text:p text:style-name="P14">9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16.813cm" svg:y="8.808cm">
          <text:p text:style-name="P14">10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18.093cm" svg:y="8.808cm">
          <text:p text:style-name="P14">11</text:p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1.281cm" svg:height="1.192cm" svg:x="19.375cm" svg:y="8.808cm">
          <text:p text:style-name="P14">12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20.656cm" svg:y="8.808cm">
          <text:p text:style-name="P14">13</text:p>
          <draw:enhanced-geometry svg:viewBox="0 0 21600 21600" draw:type="rectangle" draw:enhanced-path="M 0 0 L 21600 0 21600 21600 0 21600 0 0 Z N"/>
        </draw:custom-shape>
        <draw:custom-shape draw:style-name="gr67" draw:text-style-name="P26" draw:layer="layout" svg:width="1.28cm" svg:height="1.192cm" svg:x="21.938cm" svg:y="8.808cm">
          <text:p text:style-name="P14">14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282cm" svg:height="1.192cm" svg:x="23.218cm" svg:y="8.808cm">
          <text:p text:style-name="P14">15</text:p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1.282cm" svg:height="1.192cm" svg:x="2.718cm" svg:y="8.808cm">
          <text:p text:style-name="P14">n=16</text:p>
          <draw:enhanced-geometry svg:viewBox="0 0 21600 21600" draw:type="rectangle" draw:enhanced-path="M 0 0 L 21600 0 21600 21600 0 21600 0 0 Z N"/>
        </draw:custom-shape>
        <draw:measure draw:style-name="gr78" draw:text-style-name="P29" draw:layer="layout" svg:x1="4cm" svg:y1="8.808cm" svg:x2="24.5cm" svg:y2="8.808cm">
          <text:p text:style-name="P29"><text:span text:style-name="T4">Gruppo di 16</text:span></text:p>
        </draw:measure>
        <draw:frame draw:style-name="gr79" draw:text-style-name="P30" draw:layer="layout" svg:width="9cm" svg:height="1.979cm" svg:x="4cm" svg:y="11.317cm">
          <draw:text-box>
            <text:p><text:span text:style-name="T4">All’interno delle celle il valore </text:span><text:span text:style-name="T5">mask = </text:span><text:span text:style-name="T6">i&amp;(n-1)</text:span></text:p>
            <text:p><text:span text:style-name="T7">In verde </text:span><text:span text:style-name="T6">mask == 0</text:span></text:p>
            <text:p><text:span text:style-name="T7">In grigio </text:span><text:span text:style-name="T6">mask != 0</text:span></text:p>
            <text:p><text:span text:style-name="T7">In blu </text:span><text:span text:style-name="T6">mask == middle</text:span></text:p>
          </draw:text-box>
        </draw:frame>
        <presentation:notes draw:style-name="dp2">
          <draw:page-thumbnail draw:style-name="gr30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12" draw:display-name="Estremità linea 12" svg:viewBox="0 0 20 20" svg:d="M0 20l10-20 10 20z"/>
    <draw:marker draw:name="Estremità_20_linea_20_2" draw:display-name="Estremità linea 2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27" draw:display-name="Estremità linea 27" svg:viewBox="0 0 20 20" svg:d="M0 20l10-20 10 20z"/>
    <draw:marker draw:name="Estremità_20_linea_20_28" draw:display-name="Estremità linea 28" svg:viewBox="0 0 20 20" svg:d="M0 20l10-20 10 20z"/>
    <draw:marker draw:name="Estremità_20_linea_20_3" draw:display-name="Estremità linea 3" svg:viewBox="0 0 20 20" svg:d="M0 20l10-20 10 20z"/>
    <draw:marker draw:name="Estremità_20_linea_20_30" draw:display-name="Estremità linea 30" svg:viewBox="0 0 20 20" svg:d="M0 20l10-20 10 20z"/>
    <draw:marker draw:name="Estremità_20_linea_20_32" draw:display-name="Estremità linea 32" svg:viewBox="0 0 20 20" svg:d="M0 20l10-20 10 20z"/>
    <draw:marker draw:name="Estremità_20_linea_20_34" draw:display-name="Estremità linea 34" svg:viewBox="0 0 20 20" svg:d="M0 20l10-20 10 20z"/>
    <draw:marker draw:name="Estremità_20_linea_20_35" draw:display-name="Estremità linea 35" svg:viewBox="0 0 20 20" svg:d="M0 20l10-20 10 20z"/>
    <draw:marker draw:name="Estremità_20_linea_20_36" draw:display-name="Estremità linea 36" svg:viewBox="0 0 20 20" svg:d="M0 20l10-20 10 20z"/>
    <draw:marker draw:name="Estremità_20_linea_20_37" draw:display-name="Estremità linea 37" svg:viewBox="0 0 20 20" svg:d="M0 20l10-20 10 20z"/>
    <draw:marker draw:name="Estremità_20_linea_20_38" draw:display-name="Estremità linea 38" svg:viewBox="0 0 20 20" svg:d="M0 20l10-20 10 20z"/>
    <draw:marker draw:name="Estremità_20_linea_20_39" draw:display-name="Estremità linea 39" svg:viewBox="0 0 20 20" svg:d="M0 20l10-20 10 20z"/>
    <draw:marker draw:name="Estremità_20_linea_20_4" draw:display-name="Estremità linea 4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5T10:23:43.538716853</meta:creation-date>
    <dc:date>2021-07-15T14:34:12.810188317</dc:date>
    <meta:editing-duration>PT16M6S</meta:editing-duration>
    <meta:editing-cycles>5</meta:editing-cycles>
    <meta:generator>LibreOffice/7.1.4.2$Linux_X86_64 LibreOffice_project/10$Build-2</meta:generator>
    <meta:document-statistic meta:object-count="222"/>
  </office:meta>
</office:document-meta>
</file>